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officeooo:rsid="000299f3" officeooo:paragraph-rsid="000299f3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style:text-underline-style="none" officeooo:rsid="000299f3" officeooo:paragraph-rsid="000299f3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5" style:family="paragraph" style:parent-style-name="Standard" style:list-style-name="L2">
      <loext:graphic-properties draw:fill-gradient-name="gradient" draw:fill-hatch-name="hatch"/>
      <style:paragraph-properties fo:margin-top="0cm" fo:margin-bottom="0.275cm" style:contextual-spacing="false"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7" style:family="paragraph" style:parent-style-name="Standard">
      <loext:graphic-properties draw:fill-gradient-name="gradient" draw:fill-hatch-name="hatch"/>
      <style:paragraph-properties fo:margin-top="0.275cm" fo:margin-bottom="0cm" style:contextual-spacing="false"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3f66a" officeooo:paragraph-rsid="0003f66a" style:font-size-asian="10.5pt" style:font-size-complex="12pt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0401f3" officeooo:paragraph-rsid="000401f3" style:font-size-asian="10.5pt" style:font-size-complex="12pt"/>
    </style:style>
    <style:style style:name="P10" style:family="paragraph" style:parent-style-name="Standard">
      <loext:graphic-properties draw:fill-gradient-name="gradient" draw:fill-hatch-name="hatch"/>
      <style:paragraph-properties fo:margin-top="0.275cm" fo:margin-bottom="0.275cm" style:contextual-spacing="false" fo:text-align="start" style:justify-single-word="false"/>
      <style:text-properties style:font-name="Ubuntu" fo:font-size="12pt" style:text-underline-style="none" officeooo:rsid="000401f3" officeooo:paragraph-rsid="000401f3" style:font-size-asian="10.5pt" style:font-size-complex="12pt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officeooo:rsid="000534ba" officeooo:paragraph-rsid="000534ba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01f3" style:font-style-asian="normal" style:font-style-complex="normal"/>
    </style:style>
    <style:style style:name="T4" style:family="text">
      <style:text-properties fo:font-style="normal" officeooo:rsid="0004d742" style:font-style-asian="normal" style:font-style-complex="normal"/>
    </style:style>
    <style:style style:name="T5" style:family="text">
      <style:text-properties fo:font-style="normal" officeooo:rsid="0005868b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0401f3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MySQL</text:p>
      <text:p text:style-name="P2"/>
      <text:p text:style-name="P3"><text:span text:style-name="T7">Sentencia </text:span>SELECT</text:p>
      <text:list xml:id="list2517458438" text:style-name="L2">
        <text:list-item>
          <text:p text:style-name="P4">La declaración SELECT se utiliza para seleccionar datos de una base de datos.</text:p>
        </text:list-item>
        <text:list-item>
          <text:p text:style-name="P6">Los datos devueltos se almacenan en una tabla de resultados denominada conjunto de resultados.</text:p>
        </text:list-item>
      </text:list>
      <text:p text:style-name="P7"><text:tab/><text:span text:style-name="T8">Sintaxis:</text:span> SELECT <text:span text:style-name="T1">algo1, algo2</text:span> FROM <text:span text:style-name="T1">nombre_tabla;</text:span></text:p>
      <text:list xml:id="list124149462131904" text:continue-numbering="true" text:style-name="L2">
        <text:list-item>
          <text:list>
            <text:list-item>
              <text:p text:style-name="P4"><text:span text:style-name="T1">Algo1, algo2</text:span><text:span text:style-name="T2"> son nombres de campos de la tabla que se quiere seleccionar.</text:span></text:p>
            </text:list-item>
            <text:list-item>
              <text:p text:style-name="P5"><text:span text:style-name="T2">Se emplea “ * “ si se quiere seleccionar todos los campos de la tabla.</text:span></text:p>
            </text:list-item>
          </text:list>
        </text:list-item>
        <text:list-item>
          <text:p text:style-name="P4"><text:span text:style-name="T2">Con la declaración SELECT DISTINCT se devuelven valores diferentes de lo especificado en los campos </text:span><text:span text:style-name="T1">algo1, algo2, ... </text:span></text:p>
        </text:list-item>
      </text:list>
      <text:p text:style-name="P3"><text:span text:style-name="T2"/></text:p>
      <text:p text:style-name="P8"><text:span text:style-name="T3">Clausula </text:span><text:span text:style-name="T2">WHERE</text:span></text:p>
      <text:list xml:id="list525896057" text:style-name="L3">
        <text:list-item>
          <text:p text:style-name="P9"><text:span text:style-name="T2">La clausula WHERE se utiliza para filtrar registros, se utiliza para extraer solo aquellos registros que cumplen una condición especificada.</text:span></text:p>
        </text:list-item>
      </text:list>
      <text:p text:style-name="P10"><text:span text:style-name="T2"><text:tab/></text:span><text:span text:style-name="T6">Sintaxis:</text:span><text:span text:style-name="T2"> SELECT algo1 FR</text:span><text:span text:style-name="T5">O</text:span><text:span text:style-name="T2">M nombre_tabla WHERE condición;</text:span></text:p>
      <text:list xml:id="list240413516" text:style-name="L5">
        <text:list-item>
          <text:p text:style-name="P11"><text:span text:style-name="T2">Posee una serie de operadores:</text:span></text:p>
          <text:list>
            <text:list-item>
              <text:p text:style-name="P11"><text:span text:style-name="T2">= , &gt;, &lt;, &gt;=, &lt;=, &lt;&gt;, BETWEEN, LIKE, IN</text:span></text:p>
            </text:list-item>
            <text:list-item>
              <text:p text:style-name="P11"><text:span text:style-name="T2">Hay que emplear comillas simples con los valores de texto, con los valores numéricos no es necesari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12:17.580054660</meta:creation-date>
    <dc:date>2025-01-14T12:41:47.519695572</dc:date>
    <meta:editing-duration>PT18M1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53" meta:character-count="903" meta:non-whitespace-character-count="770"/>
  </office:meta>
</office:document-meta>
</file>